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1pt"/>
    </style:style>
    <style:style style:name="co2" style:family="table-column">
      <style:table-column-properties fo:break-before="auto" style:column-width="39.09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30.5pt"/>
    </style:style>
    <style:style style:name="co5" style:family="table-column">
      <style:table-column-properties fo:break-before="auto" style:column-width="27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0.06pt solid #0000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99pt solid #000000" fo:border-right="none" fo:border-top="non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order-bottom="0.99pt solid #000000" fo:border-left="0.99pt solid #000000" fo:border-right="none" fo:border-top="none"/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0.99pt solid #000000" fo:border-top="0.99pt solid #000000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order-bottom="0.99pt solid #0000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ff" fo:font-weight="bold" style:font-weight-asian="bold" style:font-weight-complex="bold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nick/jay</text:p>
          </table:table-cell>
          <table:covered-table-cell/>
          <table:table-cell table:style-name="ce3" office:value-type="string" calcext:value-type="string" table:number-columns-spanned="2" table:number-rows-spanned="1">
            <text:p>ab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exg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cac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sld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0250</text:p>
          </table:table-cell>
          <table:table-cell office:value-type="string" calcext:value-type="string">
            <text:p>EUREX:EBH16</text:p>
          </table:table-cell>
          <table:table-cell table:style-name="ce4" office:value-type="float" office:value="160" calcext:value-type="float">
            <text:p>160</text:p>
          </table:table-cell>
          <table:table-cell table:style-name="ce11" office:value-type="float" office:value="160" calcext:value-type="float">
            <text:p>160</text:p>
          </table:table-cell>
          <table:table-cell table:style-name="ce8" office:value-type="float" office:value="160" calcext:value-type="float">
            <text:p>160</text:p>
          </table:table-cell>
          <table:table-cell table:style-name="ce14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0877</text:p>
          </table:table-cell>
          <table:table-cell office:value-type="string" calcext:value-type="string">
            <text:p>EUREX:EBH16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3000</text:p>
          </table:table-cell>
          <table:table-cell office:value-type="string" calcext:value-type="string">
            <text:p>EUREX:EBH16</text:p>
          </table:table-cell>
          <table:table-cell table:style-name="ce5" office:value-type="float" office:value="75" calcext:value-type="float">
            <text:p>75</text:p>
          </table:table-cell>
          <table:table-cell table:style-name="ce12" office:value-type="float" office:value="75" calcext:value-type="float">
            <text:p>75</text:p>
          </table:table-cell>
          <table:table-cell table:style-name="ce9" office:value-type="float" office:value="75" calcext:value-type="float">
            <text:p>75</text:p>
          </table:table-cell>
          <table:table-cell table:style-name="ce1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4120</text:p>
          </table:table-cell>
          <table:table-cell office:value-type="string" calcext:value-type="string">
            <text:p>EUREX:ESH16</text:p>
          </table:table-cell>
          <table:table-cell table:style-name="ce5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0005</text:p>
          </table:table-cell>
          <table:table-cell office:value-type="string" calcext:value-type="string">
            <text:p>EUREX:STH1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EX</text:p>
          </table:table-cell>
          <table:table-cell table:style-name="ce2" office:value-type="string" calcext:value-type="string">
            <text:p>00005</text:p>
          </table:table-cell>
          <table:table-cell office:value-type="string" calcext:value-type="string">
            <text:p>EUREX:STM16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/>
          <table:table-cell table:style-name="ce7" table:number-columns-repeated="4"/>
        </table:table-row>
        <table:table-row table:style-name="ro1">
          <table:table-cell office:value-type="string" calcext:value-type="string">
            <text:p>IFEU</text:p>
          </table:table-cell>
          <table:table-cell table:style-name="ce2" office:value-type="string" calcext:value-type="string">
            <text:p>00877</text:p>
          </table:table-cell>
          <table:table-cell office:value-type="string" calcext:value-type="string">
            <text:p>IFEU:GG16</text:p>
          </table:table-cell>
          <table:table-cell table:style-name="ce8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8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FEU</text:p>
          </table:table-cell>
          <table:table-cell table:style-name="ce2" office:value-type="string" calcext:value-type="string">
            <text:p>00877</text:p>
          </table:table-cell>
          <table:table-cell office:value-type="string" calcext:value-type="string">
            <text:p>IFEU:GH16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  <table:table-cell table:style-name="ce9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FEU</text:p>
          </table:table-cell>
          <table:table-cell table:style-name="ce2" office:value-type="string" calcext:value-type="string">
            <text:p>00877</text:p>
          </table:table-cell>
          <table:table-cell office:value-type="string" calcext:value-type="string">
            <text:p>IFEU:GJ16</text:p>
          </table:table-cell>
          <table:table-cell table:style-name="ce10" office:value-type="float" office:value="45" calcext:value-type="float">
            <text:p>45</text:p>
          </table:table-cell>
          <table:table-cell table:style-name="ce15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5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style-name="ce7" table:number-columns-repeated="4"/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019</text:p>
          </table:table-cell>
          <table:table-cell office:value-type="string" calcext:value-type="string">
            <text:p>LIFFE:SSH16</text:p>
          </table:table-cell>
          <table:table-cell table:style-name="ce8" office:value-type="float" office:value="108" calcext:value-type="float">
            <text:p>108</text:p>
          </table:table-cell>
          <table:table-cell table:style-name="ce14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1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071</text:p>
          </table:table-cell>
          <table:table-cell office:value-type="string" calcext:value-type="string">
            <text:p>LIFFE:SSH16</text:p>
          </table:table-cell>
          <table:table-cell table:style-name="ce9" office:value-type="float" office:value="19" calcext:value-type="float">
            <text:p>19</text:p>
          </table:table-cell>
          <table:table-cell table:style-name="ce12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019</text:p>
          </table:table-cell>
          <table:table-cell office:value-type="string" calcext:value-type="string">
            <text:p>LIFFE:SSH17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019</text:p>
          </table:table-cell>
          <table:table-cell office:value-type="string" calcext:value-type="string">
            <text:p>LIFFE:SSM16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50" calcext:value-type="float">
            <text:p>50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250</text:p>
          </table:table-cell>
          <table:table-cell office:value-type="string" calcext:value-type="string">
            <text:p>LIFFE:SSM16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IFFE</text:p>
          </table:table-cell>
          <table:table-cell table:style-name="ce2" office:value-type="string" calcext:value-type="string">
            <text:p>00019</text:p>
          </table:table-cell>
          <table:table-cell office:value-type="string" calcext:value-type="string">
            <text:p>LIFFE:SSZ16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/>
          <table:table-cell/>
          <table:table-cell table:style-name="ce7" table:number-columns-repeated="4"/>
        </table:table-row>
        <table:table-row table:style-name="ro1">
          <table:table-cell office:value-type="string" calcext:value-type="string">
            <text:p>MATIF</text:p>
          </table:table-cell>
          <table:table-cell table:style-name="ce2" office:value-type="string" calcext:value-type="string">
            <text:p>00002</text:p>
          </table:table-cell>
          <table:table-cell office:value-type="string" calcext:value-type="string">
            <text:p>MATIF:EBMH16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200" calcext:value-type="float">
            <text:p>200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IF</text:p>
          </table:table-cell>
          <table:table-cell table:style-name="ce2" office:value-type="string" calcext:value-type="string">
            <text:p>04120</text:p>
          </table:table-cell>
          <table:table-cell office:value-type="string" calcext:value-type="string">
            <text:p>MATIF:EBMH16</text:p>
          </table:table-cell>
          <table:table-cell table:style-name="ce9" office:value-type="float" office:value="361" calcext:value-type="float">
            <text:p>361</text:p>
          </table:table-cell>
          <table:table-cell table:style-name="ce12" office:value-type="float" office:value="351" calcext:value-type="float">
            <text:p>351</text:p>
          </table:table-cell>
          <table:table-cell table:style-name="ce9" office:value-type="float" office:value="361" calcext:value-type="float">
            <text:p>361</text:p>
          </table:table-cell>
          <table:table-cell table:style-name="ce1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MATIF</text:p>
          </table:table-cell>
          <table:table-cell table:style-name="ce2" office:value-type="string" calcext:value-type="string">
            <text:p>04120</text:p>
          </table:table-cell>
          <table:table-cell office:value-type="string" calcext:value-type="string">
            <text:p>MATIF:EBMK16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UREX EBH16" table:style-name="ta1">
        <table:table-column table:style-name="co6" table:number-columns-repeated="3" table:default-cell-style-name="Default"/>
        <table:table-column table:style-name="co6" table:default-cell-style-name="ce2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7" office:value-type="string" calcext:value-type="string">
            <text:p>account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2.28" calcext:value-type="float">
            <text:p>132.28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2.29" calcext:value-type="float">
            <text:p>132.29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2.29" calcext:value-type="float">
            <text:p>132.29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2.3" calcext:value-type="float">
            <text:p>132.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132.32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2.33" calcext:value-type="float">
            <text:p>132.33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2.34" calcext:value-type="float">
            <text:p>132.34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2.34" calcext:value-type="float">
            <text:p>132.34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.34" calcext:value-type="float">
            <text:p>132.34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2.34" calcext:value-type="float">
            <text:p>132.34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2.34" calcext:value-type="float">
            <text:p>132.34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32.52" calcext:value-type="float">
            <text:p>132.52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32.52" calcext:value-type="float">
            <text:p>132.52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table:style-name="ce16" table:formula="of:=SUM([.A2:.A40])" office:value-type="float" office:value="160" calcext:value-type="float">
            <text:p>160</text:p>
          </table:table-cell>
          <table:table-cell table:style-name="ce16" table:formula="of:=SUM([.B2:.B40])"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2.52" calcext:value-type="float">
            <text:p>132.52</text:p>
          </table:table-cell>
          <table:table-cell office:value-type="string" calcext:value-type="string">
            <text:p>0087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32.52" calcext:value-type="float">
            <text:p>132.52</text:p>
          </table:table-cell>
          <table:table-cell office:value-type="string" calcext:value-type="string">
            <text:p>008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08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0877</text:p>
          </table:table-cell>
          <table:table-cell table:number-columns-repeated="1020"/>
        </table:table-row>
        <table:table-row table:style-name="ro1">
          <table:table-cell table:style-name="ce16" table:formula="of:=SUM([.A43:.A46])" office:value-type="float" office:value="15" calcext:value-type="float">
            <text:p>15</text:p>
          </table:table-cell>
          <table:table-cell table:style-name="ce16" table:formula="of:=SUM([.B43:.B46]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2.51" calcext:value-type="float">
            <text:p>132.51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2.52" calcext:value-type="float">
            <text:p>132.52</text:p>
          </table:table-cell>
          <table:table-cell office:value-type="string" calcext:value-type="string">
            <text:p>03000</text:p>
          </table:table-cell>
          <table:table-cell table:number-columns-repeated="1020"/>
        </table:table-row>
        <table:table-row table:style-name="ro1">
          <table:table-cell table:style-name="ce16" table:formula="of:=SUM([.A49:.A65])" office:value-type="float" office:value="75" calcext:value-type="float">
            <text:p>75</text:p>
          </table:table-cell>
          <table:table-cell table:style-name="ce16" table:formula="of:=SUM([.B49:.B65])"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020"/>
        </table:table-row>
      </table:table>
      <table:table table:name="EUREX ESH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7" office:value-type="string" calcext:value-type="string">
            <text:p>accoun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1.795" calcext:value-type="float">
            <text:p>111.79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11.8" calcext:value-type="float">
            <text:p>111.8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11.8" calcext:value-type="float">
            <text:p>111.8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1.8" calcext:value-type="float">
            <text:p>111.8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1.805" calcext:value-type="float">
            <text:p>111.80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1" calcext:value-type="float">
            <text:p>111.8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1" calcext:value-type="float">
            <text:p>111.8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1" calcext:value-type="float">
            <text:p>111.8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1" calcext:value-type="float">
            <text:p>111.8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1" calcext:value-type="float">
            <text:p>111.8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15" calcext:value-type="float">
            <text:p>111.81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2" calcext:value-type="float">
            <text:p>111.8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1.825" calcext:value-type="float">
            <text:p>111.8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table:style-name="ce16" table:formula="of:=SUM([.A2:.A34])" office:value-type="float" office:value="95" calcext:value-type="float">
            <text:p>95</text:p>
          </table:table-cell>
          <table:table-cell table:style-name="ce16" table:formula="of:=SUM([.B2:.B34])" office:value-type="float" office:value="95" calcext:value-type="float">
            <text:p>95</text:p>
          </table:table-cell>
          <table:table-cell/>
          <table:table-cell table:style-name="Default"/>
        </table:table-row>
      </table:table>
      <table:table table:name="LIFFE SSH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9.41" calcext:value-type="float">
            <text:p>99.41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19</text:p>
          </table:table-cell>
        </table:table-row>
        <table:table-row table:style-name="ro1">
          <table:table-cell table:style-name="ce16" table:formula="of:=SUM([.A2:.A38])" office:value-type="float" office:value="108" calcext:value-type="float">
            <text:p>108</text:p>
          </table:table-cell>
          <table:table-cell table:style-name="ce16" table:formula="of:=SUM([.B2:.B38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15" calcext:value-type="float">
            <text:p>99.415</text:p>
          </table:table-cell>
          <table:table-cell office:value-type="string" calcext:value-type="string">
            <text:p>00071</text:p>
          </table:table-cell>
        </table:table-row>
        <table:table-row table:style-name="ro1">
          <table:table-cell table:style-name="ce16" table:formula="of:=SUM([.A40:.A75])" office:value-type="float" office:value="19" calcext:value-type="float">
            <text:p>19</text:p>
          </table:table-cell>
          <table:table-cell table:style-name="ce16" table:formula="of:=SUM([.B40:.B75])" office:value-type="float" office:value="19" calcext:value-type="float">
            <text:p>19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[.A76]+[.A39]" office:value-type="float" office:value="127" calcext:value-type="float">
            <text:p>127</text:p>
          </table:table-cell>
          <table:table-cell table:style-name="ce16" table:formula="of:=[.B76]+[.B39]" office:value-type="float" office:value="126" calcext:value-type="float">
            <text:p>126</text:p>
          </table:table-cell>
          <table:table-cell/>
          <table:table-cell table:style-name="Default"/>
        </table:table-row>
      </table:table>
      <table:table table:name="LIFFE SSM16" table:style-name="ta1">
        <table:table-column table:style-name="co6" table:number-columns-repeated="1024" table:default-cell-style-name="ce18"/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ccoun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43" calcext:value-type="float">
            <text:p>99.43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4" calcext:value-type="float">
            <text:p>99.44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9.45" calcext:value-type="float">
            <text:p>99.45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9.45" calcext:value-type="float">
            <text:p>99.45</text:p>
          </table:table-cell>
          <table:table-cell table:style-name="ce19"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table:style-name="ce1" table:formula="of:=SUM([.A2:.A25])" office:value-type="float" office:value="32" calcext:value-type="float">
            <text:p>32</text:p>
          </table:table-cell>
          <table:table-cell table:style-name="ce1" table:formula="of:=SUM([.B2:.B25])" office:value-type="float" office:value="50" calcext:value-type="float">
            <text:p>50</text:p>
          </table:table-cell>
          <table:table-cell/>
          <table:table-cell table:style-name="ce19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.42" calcext:value-type="float">
            <text:p>99.42</text:p>
          </table:table-cell>
          <table:table-cell table:style-name="ce19" office:value-type="string" calcext:value-type="string">
            <text:p>00250</text:p>
          </table:table-cell>
          <table:table-cell table:number-columns-repeated="1020"/>
        </table:table-row>
        <table:table-row table:style-name="ro1">
          <table:table-cell table:style-name="ce1" table:formula="of:=SUM([.A27:.A53])" office:value-type="float" office:value="45" calcext:value-type="float">
            <text:p>45</text:p>
          </table:table-cell>
          <table:table-cell table:style-name="ce1" table:formula="of:=SUM([.B27:.B53])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table:formula="of:=[.A26]+[.A54]" office:value-type="float" office:value="77" calcext:value-type="float">
            <text:p>77</text:p>
          </table:table-cell>
          <table:table-cell table:style-name="ce16" table:formula="of:=[.B26]+[.B54]" office:value-type="float" office:value="95" calcext:value-type="float">
            <text:p>95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FFE SSZ16" table:style-name="ta1">
        <table:table-column table:style-name="co6" table:number-columns-repeated="3" table:default-cell-style-name="Default"/>
        <table:table-column table:style-name="co6" table:default-cell-style-name="ce2"/>
        <table:table-column table:style-name="co6" table:number-columns-repeated="1020" table:default-cell-style-name="Default"/>
        <table:table-row table:style-name="ro1">
          <table:table-cell table:style-name="ce18" office:value-type="string" calcext:value-type="string">
            <text:p>bot</text:p>
          </table:table-cell>
          <table:table-cell table:style-name="ce18" office:value-type="string" calcext:value-type="string">
            <text:p>sld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account</text:p>
          </table:table-cell>
          <table:table-cell table:style-name="ce1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37" calcext:value-type="float">
            <text:p>99.37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9.37" calcext:value-type="float">
            <text:p>99.37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39" calcext:value-type="float">
            <text:p>99.39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9.39" calcext:value-type="float">
            <text:p>99.39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9.39" calcext:value-type="float">
            <text:p>99.39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99.39" calcext:value-type="float">
            <text:p>99.39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 office:value-type="string" calcext:value-type="string">
            <text:p>00019</text:p>
          </table:table-cell>
          <table:table-cell table:number-columns-repeated="1020"/>
        </table:table-row>
        <table:table-row table:style-name="ro1">
          <table:table-cell table:style-name="ce16" table:formula="of:=SUM([.A2:.A10])" office:value-type="float" office:value="22" calcext:value-type="float">
            <text:p>22</text:p>
          </table:table-cell>
          <table:table-cell table:style-name="ce16" table:formula="of:=SUM([.B2:.B10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20"/>
        </table:table-row>
      </table:table>
      <table:table table:name="LIFFE SSH17" table:style-name="ta1">
        <table:table-column table:style-name="co6" table:number-columns-repeated="3" table:default-cell-style-name="Default"/>
        <table:table-column table:style-name="co6" table:default-cell-style-name="ce2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  <table:table-cell table:style-name="ce18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9.31" calcext:value-type="float">
            <text:p>99.31</text:p>
          </table:table-cell>
          <table:table-cell office:value-type="string" calcext:value-type="string">
            <text:p>00019</text:p>
          </table:table-cell>
          <table:table-cell table:number-columns-repeated="1012"/>
        </table:table-row>
        <table:table-row table:style-name="ro1">
          <table:table-cell table:style-name="ce16" table:formula="of:=SUM([.A2:.A9])" office:value-type="float" office:value="40" calcext:value-type="float">
            <text:p>40</text:p>
          </table:table-cell>
          <table:table-cell table:style-name="ce16" table:formula="of:=SUM([.B2:.B9])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2"/>
        </table:table-row>
      </table:table>
      <table:table table:name="MATIF EBMH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0.75" calcext:value-type="float">
            <text:p>160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25" calcext:value-type="float">
            <text:p>161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1.25" calcext:value-type="float">
            <text:p>161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1.25" calcext:value-type="float">
            <text:p>161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0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6" table:formula="of:=SUM([.A2:.A34])" office:value-type="float" office:value="200" calcext:value-type="float">
            <text:p>200</text:p>
          </table:table-cell>
          <table:table-cell table:style-name="ce16" table:formula="of:=SUM([.B2:.B34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25" calcext:value-type="float">
            <text:p>161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25" calcext:value-type="float">
            <text:p>161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25" calcext:value-type="float">
            <text:p>161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25" calcext:value-type="float">
            <text:p>161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61.25" calcext:value-type="float">
            <text:p>161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61.5" calcext:value-type="float">
            <text:p>161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161.75" calcext:value-type="float">
            <text:p>161.75</text:p>
          </table:table-cell>
          <table:table-cell table:style-name="ce19"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18" office:value-type="float" office:value="162.25" calcext:value-type="float">
            <text:p>162.25</text:p>
          </table:table-cell>
          <table:table-cell table:style-name="ce19"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SUM([.A38:.A182])" office:value-type="float" office:value="361" calcext:value-type="float">
            <text:p>361</text:p>
          </table:table-cell>
          <table:table-cell table:style-name="ce16" table:formula="of:=SUM([.B38:.B182])" office:value-type="float" office:value="351" calcext:value-type="float">
            <text:p>351</text:p>
          </table:table-cell>
          <table:table-cell/>
          <table:table-cell table:style-name="Default"/>
        </table:table-row>
      </table:table>
      <table:table table:name="MATIF EBMK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7.25" calcext:value-type="float">
            <text:p>167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67.25" calcext:value-type="float">
            <text:p>167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7.25" calcext:value-type="float">
            <text:p>167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7.25" calcext:value-type="float">
            <text:p>167.25</text:p>
          </table:table-cell>
          <table:table-cell office:value-type="string" calcext:value-type="string">
            <text:p>04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41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41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SUM([.A2:.A9])" office:value-type="float" office:value="20" calcext:value-type="float">
            <text:p>20</text:p>
          </table:table-cell>
          <table:table-cell table:style-name="ce16" table:formula="of:=SUM([.B2:.B9])" office:value-type="float" office:value="30" calcext:value-type="float">
            <text:p>30</text:p>
          </table:table-cell>
          <table:table-cell/>
          <table:table-cell table:style-name="Default"/>
        </table:table-row>
      </table:table>
      <table:table table:name="IFEU GG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5.5" calcext:value-type="float">
            <text:p>295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5.75" calcext:value-type="float">
            <text:p>295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5.75" calcext:value-type="float">
            <text:p>295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5.75" calcext:value-type="float">
            <text:p>295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5.75" calcext:value-type="float">
            <text:p>295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5.75" calcext:value-type="float">
            <text:p>295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01.75" calcext:value-type="float">
            <text:p>301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2.25" calcext:value-type="float">
            <text:p>302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5.25" calcext:value-type="float">
            <text:p>305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SUM([.A2:.A18])" office:value-type="float" office:value="40" calcext:value-type="float">
            <text:p>40</text:p>
          </table:table-cell>
          <table:table-cell table:style-name="ce16" table:formula="of:=SUM([.B2:.B18])" office:value-type="float" office:value="40" calcext:value-type="float">
            <text:p>40</text:p>
          </table:table-cell>
          <table:table-cell/>
          <table:table-cell table:style-name="Default"/>
        </table:table-row>
      </table:table>
      <table:table table:name="IFEU GH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04.5" calcext:value-type="float">
            <text:p>304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06.5" calcext:value-type="float">
            <text:p>306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6.75" calcext:value-type="float">
            <text:p>306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.75" calcext:value-type="float">
            <text:p>310.7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SUM([.A2:.A35])" office:value-type="float" office:value="65" calcext:value-type="float">
            <text:p>65</text:p>
          </table:table-cell>
          <table:table-cell table:style-name="ce16" table:formula="of:=SUM([.B2:.B35])" office:value-type="float" office:value="70" calcext:value-type="float">
            <text:p>70</text:p>
          </table:table-cell>
          <table:table-cell/>
          <table:table-cell table:style-name="Default"/>
        </table:table-row>
      </table:table>
      <table:table table:name="IFEU GJ16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sl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14.25" calcext:value-type="float">
            <text:p>314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14.5" calcext:value-type="float">
            <text:p>314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8.25" calcext:value-type="float">
            <text:p>318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18.5" calcext:value-type="float">
            <text:p>318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19.5" calcext:value-type="float">
            <text:p>319.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20.25" calcext:value-type="float">
            <text:p>320.25</text:p>
          </table:table-cell>
          <table:table-cell office:value-type="string" calcext:value-type="string">
            <text:p>0087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6" table:formula="of:=SUM([.A2:.A20])" office:value-type="float" office:value="45" calcext:value-type="float">
            <text:p>45</text:p>
          </table:table-cell>
          <table:table-cell table:style-name="ce16" table:formula="of:=SUM([.B2:.B20])" office:value-type="float" office:value="40" calcext:value-type="float">
            <text:p>40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UMMARY.A4:SUMMARY.G9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'EUREX EBH16'.A2:'EUREX EBH16'.D80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'EUREX ESH16'.A2:'EUREX ESH16'.D40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LIFFE SSH16'.A2:'LIFFE SSH16'.D76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'LIFFE SSM16'.A1:'LIFFE SSM16'.D1048576">
          <table:sort>
            <table:sort-by table:field-number="3" table:data-type="automatic"/>
          </table:sort>
        </table:database-range>
        <table:database-range table:name="__Anonymous_Sheet_DB__7" table:target-range-address="'MATIF EBMH16'.A1:'MATIF EBMH16'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21:52:47.707213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gallivan</meta:initial-creator>
    <meta:creation-date>2016-02-02T18:40:59.830537006</meta:creation-date>
    <dc:date>2016-02-04T19:21:51.471958629</dc:date>
    <dc:creator>jay gallivan</dc:creator>
    <meta:editing-duration>PT23H22M22S</meta:editing-duration>
    <meta:editing-cycles>61</meta:editing-cycles>
    <meta:generator>LibreOffice/5.0.2.2$Linux_X86_64 LibreOffice_project/00m0$Build-2</meta:generator>
    <meta:document-statistic meta:table-count="12" meta:cell-count="1674" meta:object-count="0"/>
  </office:meta>
</office:document-meta>
</file>